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weight="bold" officeooo:paragraph-rsid="001c329c" style:font-weight-asian="bold" style:font-weight-complex="bold"/>
    </style:style>
    <style:style style:name="P2" style:family="paragraph" style:parent-style-name="Heading_20_3">
      <style:text-properties fo:font-weight="bold" officeooo:paragraph-rsid="001d0881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1c329c" style:font-weight-asian="bold" style:font-weight-complex="bold"/>
    </style:style>
    <style:style style:name="P5" style:family="paragraph" style:parent-style-name="Standard">
      <style:text-properties fo:font-weight="bold" officeooo:paragraph-rsid="001d0881" style:font-weight-asian="bold" style:font-weight-complex="bold"/>
    </style:style>
    <style:style style:name="P6" style:family="paragraph" style:parent-style-name="Standard">
      <style:text-properties officeooo:paragraph-rsid="001c329c"/>
    </style:style>
    <style:style style:name="P7" style:family="paragraph" style:parent-style-name="Standard">
      <style:text-properties officeooo:paragraph-rsid="001d0881"/>
    </style:style>
    <style:style style:name="P8" style:family="paragraph" style:parent-style-name="Text_20_body">
      <style:text-properties fo:font-size="12pt" fo:font-weight="bold" officeooo:rsid="001c329c" officeooo:paragraph-rsid="001c329c" style:font-size-asian="10.5pt" style:font-weight-asian="bold" style:font-size-complex="12pt" style:font-weight-complex="bold"/>
    </style:style>
    <style:style style:name="P9" style:family="paragraph" style:parent-style-name="Text_20_body">
      <style:text-properties fo:font-size="12pt" fo:font-weight="bold" officeooo:rsid="001c329c" officeooo:paragraph-rsid="001d0881" style:font-size-asian="10.5pt" style:font-weight-asian="bold" style:font-size-complex="12pt" style:font-weight-complex="bold"/>
    </style:style>
    <style:style style:name="T1" style:family="text">
      <style:text-properties officeooo:rsid="001c329c"/>
    </style:style>
    <style:style style:name="T2" style:family="text">
      <style:text-properties officeooo:rsid="001d08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STEP 1: Input che daranno esito positivo</text:h>
      <text:p text:style-name="P8">* Utente già registrato</text:p>
      <text:p text:style-name="Standard">{</text:p>
      <text:p text:style-name="Standard"><text:s text:c="3"/>“ID”: ”12345”,</text:p>
      <text:p text:style-name="Standard"><text:s text:c="3"/>“Nome”: “Mario”, </text:p>
      <text:p text:style-name="Standard"><text:s text:c="3"/>”Cognome”: “Marcello”, </text:p>
      <text:p text:style-name="Standard"><text:s text:c="3"/>“Destinazione”: “Amsterdam”,</text:p>
      <text:p text:style-name="Standard"><text:s text:c="3"/>“Posti”: 2,</text:p>
      <text:p text:style-name="Standard"><text:s text:c="3"/>“Ricarica”: 100</text:p>
      <text:p text:style-name="Standard"><text:s text:c="3"/>}</text:p>
      <text:p text:style-name="Standard"/>
      <text:p text:style-name="P3">* <text:span text:style-name="T1">Utente non registrato</text:span></text:p>
      <text:p text:style-name="P3"/>
      <text:p text:style-name="P6">{</text:p>
      <text:p text:style-name="P6"><text:s text:c="3"/>“ID”: ”<text:span text:style-name="T1">BRW70</text:span>”,</text:p>
      <text:p text:style-name="P6"><text:s text:c="3"/>“Nome”: “<text:span text:style-name="T1">Steve”</text:span>, </text:p>
      <text:p text:style-name="P6"><text:s text:c="3"/>”Cognome”: “<text:span text:style-name="T1">Vai”</text:span>, </text:p>
      <text:p text:style-name="P6"><text:s text:c="3"/>“Destinazione”:“<text:span text:style-name="T1">Parigi</text:span>”,</text:p>
      <text:p text:style-name="P6"><text:s text:c="3"/>“Posti”: 2,</text:p>
      <text:p text:style-name="P6"><text:s text:c="3"/>“Ricarica”: <text:span text:style-name="T1">700</text:span></text:p>
      <text:p text:style-name="P4"><text:s text:c="3"/>}</text:p>
      <text:h text:style-name="P1" text:outline-level="3">STEP <text:span text:style-name="T1">2</text:span>: Input che <text:span text:style-name="T1">simulano errori utente</text:span></text:h>
      <text:p text:style-name="P6"/>
      <text:p text:style-name="P8">* Output: “Bisogna selezionare almeno un posto”</text:p>
      <text:p text:style-name="P6">{</text:p>
      <text:p text:style-name="P6"><text:s text:c="3"/>“ID”: ”12345”,</text:p>
      <text:p text:style-name="P6"><text:s text:c="3"/>“Nome”: “Mario”, </text:p>
      <text:p text:style-name="P6"><text:s text:c="3"/>”Cognome”: “Marcello”, </text:p>
      <text:p text:style-name="P6"><text:s text:c="3"/>“Destinazione”: “Amsterdam”,</text:p>
      <text:p text:style-name="P6"><text:s text:c="3"/>“Posti”: <text:span text:style-name="T1">0</text:span>,</text:p>
      <text:p text:style-name="P6"><text:s text:c="3"/>“Ricarica”: 100</text:p>
      <text:p text:style-name="P6"><text:s text:c="3"/>}</text:p>
      <text:p text:style-name="P6"/>
      <text:p text:style-name="P4">* <text:span text:style-name="T1">Output: “Non voliamo ancora verso Tokyo”</text:span></text:p>
      <text:p text:style-name="P4"/>
      <text:p text:style-name="P6">{</text:p>
      <text:p text:style-name="P6"><text:s text:c="3"/>“ID”: ”12345”,</text:p>
      <text:p text:style-name="P6"><text:s text:c="3"/>“Nome”: “Mario”, </text:p>
      <text:p text:style-name="P6"><text:s text:c="3"/>”Cognome”: “Marcello”, </text:p>
      <text:p text:style-name="P6"><text:s text:c="3"/>“Destinazione”: “<text:span text:style-name="T1">Tokyo</text:span>”,</text:p>
      <text:p text:style-name="P6"><text:s text:c="3"/>“Posti”: <text:span text:style-name="T1">2</text:span>,</text:p>
      <text:p text:style-name="P6"><text:s text:c="3"/>“Ricarica”: 100</text:p>
      <text:p text:style-name="P4"><text:s text:c="3"/>}</text:p>
      <text:p text:style-name="P4"/>
      <text:h text:style-name="P1" text:outline-level="3"><text:soft-page-break/></text:h>
      <text:h text:style-name="P1" text:outline-level="3"/>
      <text:h text:style-name="P1" text:outline-level="3">STEP <text:span text:style-name="T1">3</text:span>: Input che <text:span text:style-name="T1">simulano errori dovuti alla mancanza di risorse</text:span></text:h>
      <text:p text:style-name="P6"/>
      <text:p text:style-name="P8">* Output: “Non ci sono abbastanza posti disponibili”</text:p>
      <text:p text:style-name="P6">{</text:p>
      <text:p text:style-name="P6"><text:s text:c="3"/>“ID”: ”12345”,</text:p>
      <text:p text:style-name="P6"><text:s text:c="3"/>“Nome”: “Mario”, </text:p>
      <text:p text:style-name="P6"><text:s text:c="3"/>”Cognome”: “Marcello”, </text:p>
      <text:p text:style-name="P6"><text:s text:c="3"/>“Destinazione”: “Amsterdam”,</text:p>
      <text:p text:style-name="P6"><text:s text:c="3"/>“Posti”: <text:span text:style-name="T1">1000</text:span>,</text:p>
      <text:p text:style-name="P6"><text:s text:c="3"/>“Ricarica”: 100</text:p>
      <text:p text:style-name="P6"><text:s text:c="3"/>}</text:p>
      <text:p text:style-name="P6"/>
      <text:p text:style-name="P4">* <text:span text:style-name="T1">Output: “</text:span><text:span text:style-name="T2">Saldo Insufficiente</text:span><text:span text:style-name="T1">”</text:span></text:p>
      <text:p text:style-name="P4"/>
      <text:p text:style-name="P6">{</text:p>
      <text:p text:style-name="P6"><text:s text:c="3"/>“ID”: ”12345”,</text:p>
      <text:p text:style-name="P6"><text:s text:c="3"/>“Nome”: “Mario”, </text:p>
      <text:p text:style-name="P6"><text:s text:c="3"/>”Cognome”: “Marcello”, </text:p>
      <text:p text:style-name="P6"><text:s text:c="3"/>“Destinazione”: “<text:span text:style-name="T2">Madrid</text:span>”,</text:p>
      <text:p text:style-name="P6"><text:s text:c="3"/>“Posti”: <text:span text:style-name="T2">30</text:span>,</text:p>
      <text:p text:style-name="P6"><text:s text:c="3"/>“Ricarica”: <text:span text:style-name="T2">0</text:span></text:p>
      <text:p text:style-name="P4"><text:s text:c="3"/>}</text:p>
      <text:p text:style-name="P4"/>
      <text:h text:style-name="P2" text:outline-level="3">STEP <text:span text:style-name="T2">4</text:span>: <text:span text:style-name="T2">Esecuzioni concorrenti</text:span></text:h>
      <text:p text:style-name="P7"/>
      <text:p text:style-name="P9">* Output: <text:span text:style-name="T2">entrambi le esecuzioni vanno a buon fine</text:span></text:p>
      <text:p text:style-name="P7">{</text:p>
      <text:p text:style-name="P7"><text:s text:c="3"/>“ID”: ”12345”,</text:p>
      <text:p text:style-name="P7"><text:s text:c="3"/>“Nome”: “Mario”, </text:p>
      <text:p text:style-name="P7"><text:s text:c="3"/>”Cognome”: “Marcello”, </text:p>
      <text:p text:style-name="P7"><text:s text:c="3"/>“Destinazione”: “<text:span text:style-name="T2">Madrid</text:span>”,</text:p>
      <text:p text:style-name="P7"><text:s text:c="3"/>“Posti”: <text:span text:style-name="T2">3</text:span>,</text:p>
      <text:p text:style-name="P7"><text:s text:c="3"/>“Ricarica”: <text:span text:style-name="T2">0</text:span></text:p>
      <text:p text:style-name="P7"><text:s text:c="3"/>}</text:p>
      <text:p text:style-name="P5"/>
      <text:p text:style-name="P7">{</text:p>
      <text:p text:style-name="P7"><text:s text:c="3"/>“ID”: ”<text:span text:style-name="T2">ABCD1</text:span>”,</text:p>
      <text:p text:style-name="P7"><text:s text:c="3"/>“Nome”: “<text:span text:style-name="T2">Roger</text:span>”, </text:p>
      <text:p text:style-name="P7"><text:s text:c="3"/>”Cognome”: “<text:span text:style-name="T2">Waters</text:span>”, </text:p>
      <text:p text:style-name="P7"><text:s text:c="3"/>“Destinazione”: “<text:span text:style-name="T2">Madrid</text:span>”,</text:p>
      <text:p text:style-name="P7"><text:s text:c="3"/>“Posti”: <text:span text:style-name="T2">3</text:span>,</text:p>
      <text:p text:style-name="P7"><text:s text:c="3"/>“Ricarica”: <text:span text:style-name="T2">400</text:span></text:p>
      <text:p text:style-name="P5"><text:s text:c="3"/>}</text:p>
      <text:p text:style-name="P5"/>
      <text:p text:style-name="P9"/>
      <text:p text:style-name="P9"><text:soft-page-break/>* Output: <text:span text:style-name="T2">Una esecuzione andrà a buon fine mentre l’altra fallirà innescando CompPayment</text:span></text:p>
      <text:p text:style-name="P7">{</text:p>
      <text:p text:style-name="P7"><text:s text:c="3"/>“ID”: ”12345”,</text:p>
      <text:p text:style-name="P7"><text:s text:c="3"/>“Nome”: “Mario”, </text:p>
      <text:p text:style-name="P7"><text:s text:c="3"/>”Cognome”: “Marcello”, </text:p>
      <text:p text:style-name="P7"><text:s text:c="3"/>“Destinazione”: “<text:span text:style-name="T2">Istanbul</text:span>”,</text:p>
      <text:p text:style-name="P7"><text:s text:c="3"/>“Posti”: <text:span text:style-name="T2">2</text:span>,</text:p>
      <text:p text:style-name="P7"><text:s text:c="3"/>“Ricarica”: <text:span text:style-name="T2">200</text:span></text:p>
      <text:p text:style-name="P7"><text:s text:c="3"/>}</text:p>
      <text:p text:style-name="P5"/>
      <text:p text:style-name="P7">{</text:p>
      <text:p text:style-name="P7"><text:s text:c="3"/>“ID”: ”<text:span text:style-name="T2">ABCD1</text:span>”,</text:p>
      <text:p text:style-name="P7"><text:s text:c="3"/>“Nome”: “<text:span text:style-name="T2">Roger</text:span>”, </text:p>
      <text:p text:style-name="P7"><text:s text:c="3"/>”Cognome”: “<text:span text:style-name="T2">Waters</text:span>”, </text:p>
      <text:p text:style-name="P7"><text:s text:c="3"/>“Destinazione”: “<text:span text:style-name="T2">Istanbul</text:span>”,</text:p>
      <text:p text:style-name="P7"><text:s text:c="3"/>“Posti”: <text:span text:style-name="T2">2</text:span>,</text:p>
      <text:p text:style-name="P7"><text:s text:c="3"/>“Ricarica”: <text:span text:style-name="T2">200</text:span></text:p>
      <text:p text:style-name="P5"><text:s text:c="3"/>}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8:06:57.949363587</meta:creation-date>
    <dc:date>2024-07-16T18:24:49.091268198</dc:date>
    <meta:editing-duration>PT6M11S</meta:editing-duration>
    <meta:editing-cycles>1</meta:editing-cycles>
    <meta:document-statistic meta:table-count="0" meta:image-count="0" meta:object-count="0" meta:page-count="3" meta:paragraph-count="92" meta:word-count="224" meta:character-count="1813" meta:non-whitespace-character-count="1451"/>
    <meta:generator>LibreOffice/7.3.7.2$Linux_X86_64 LibreOffice_project/30$Build-2</meta:generator>
  </office:meta>
</office:document-meta>
</file>